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f851" officeooo:paragraph-rsid="000df851"/>
    </style:style>
    <style:style style:name="P2" style:family="paragraph" style:parent-style-name="Standard">
      <style:text-properties fo:font-weight="bold" officeooo:rsid="000df851" officeooo:paragraph-rsid="000df851" style:font-weight-asian="bold" style:font-weight-complex="bold"/>
    </style:style>
    <style:style style:name="P3" style:family="paragraph" style:parent-style-name="Standard">
      <style:text-properties fo:font-weight="bold" officeooo:rsid="000ffe31" officeooo:paragraph-rsid="000ffe3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91e" style:font-weight-asian="normal" style:font-weight-complex="normal"/>
    </style:style>
    <style:style style:name="T3" style:family="text">
      <style:text-properties fo:font-weight="normal" officeooo:rsid="000ffe31" style:font-weight-asian="normal" style:font-weight-complex="normal"/>
    </style:style>
    <style:style style:name="T4" style:family="text">
      <style:text-properties fo:font-weight="normal" officeooo:rsid="0010c17b" style:font-weight-asian="normal" style:font-weight-complex="normal"/>
    </style:style>
    <style:style style:name="T5" style:family="text">
      <style:text-properties officeooo:rsid="000ff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ection framework:</text:p>
      <text:p text:style-name="P2"><text:s text:c="7"/><text:span text:style-name="T1"><text:s text:c="6"/><text:tab/></text:span></text:p>
      <text:p text:style-name="P1"><text:tab/>java collection framework that provides an architecture to store and manipulate the group of objects. Ala the operations performed on data such as searching,sorting,insertion,manipulation , deletion ete. </text:p>
      <text:p text:style-name="P1">Collection framework defines several classes and interfaces to represents a group of objects as a single unit.</text:p>
      <text:p text:style-name="P2">What is collection framework.</text:p>
      <text:p text:style-name="P2"><text:tab/>Interfaces<text:span text:style-name="T1">: these are abstract data types that represents collection. </text:span><text:span text:style-name="T2">Interfaces allow collections to be manipulated independently of the details of their representation. </text:span></text:p>
      <text:p text:style-name="P2"><text:span text:style-name="T2"><text:s/><text:tab/></text:span><text:span text:style-name="T5">Implementation</text:span><text:span text:style-name="T3">: These are the concrete implementation of the collection interfaces. They are </text:span><text:span text:style-name="T4">re-useful</text:span><text:span text:style-name="T3"> data structures.</text:span></text:p>
      <text:p text:style-name="P3"><text:tab/>Algorithms<text:span text:style-name="T1">: these are the methods that perform useful computations,such as searching and sorting, on objects that implementation collection interface. The algorithms are said to be polymorphic: <text:s/></text:span><text:span text:style-name="T4">that is, the same method can be used on many different implementation of the appropriate collection interface. Algorithms are reusable functionality.</text:span></text:p>
      <text:p text:style-name="P3"><text:span text:style-name="T4"/></text:p>
      <text:p text:style-name="P3"><text:span text:style-name="T4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40:01.124194518</meta:creation-date>
    <dc:date>2019-12-05T14:31:18.918496934</dc:date>
    <meta:editing-duration>PT10M36S</meta:editing-duration>
    <meta:editing-cycles>1</meta:editing-cycles>
    <meta:document-statistic meta:table-count="0" meta:image-count="0" meta:object-count="0" meta:page-count="1" meta:paragraph-count="8" meta:word-count="134" meta:character-count="1017" meta:non-whitespace-character-count="868"/>
    <meta:generator>LibreOffice/5.3.6.1$Linux_X86_64 LibreOffice_project/30$Build-1</meta:generator>
  </office:meta>
</office:document-meta>
</file>